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7.519cm"/>
    </style:style>
    <style:style style:name="co6" style:family="table-column">
      <style:table-column-properties fo:break-before="auto" style:column-width="7.4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atin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Latin5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harset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harset</text:p>
          </table:table-cell>
          <table:table-cell table:style-name="ce4"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++ : From encoded to russian</text:p>
          </table:table-cell>
          <table:table-cell office:value-type="string" calcext:value-type="string">
            <text:p>C++ : From russian to encoded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style-name="ce2" office:value-type="string" calcext:value-type="string">
            <text:p>00C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0</text:p>
          </table:table-cell>
          <table:table-cell table:style-name="ce5" office:value-type="float" office:value="410" calcext:value-type="float">
            <text:p>410</text:p>
          </table:table-cell>
          <table:table-cell office:value-type="float" office:value="1040" calcext:value-type="float">
            <text:p>1040</text:p>
          </table:table-cell>
          <table:table-cell table:formula="of:=CONCATENATE(&quot;if(ch == QChar(&quot;;[.C3];&quot;)){ch = QChar(&quot;;[.F3];&quot;);};&quot;)" office:value-type="string" office:string-value="if(ch == QChar(192)){ch = QChar(1040);};" calcext:value-type="string">
            <text:p>if(ch == QChar(192)){ch = QChar(1040);};</text:p>
          </table:table-cell>
          <table:table-cell table:formula="of:=CONCATENATE(&quot;if(ch == QChar(&quot;;[.F3];&quot;)){ch = QChar(&quot;;[.C3];&quot;);};&quot;)" office:value-type="string" office:string-value="if(ch == QChar(1040)){ch = QChar(192);};" calcext:value-type="string">
            <text:p>if(ch == QChar(1040)){ch = QChar(192);};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string" calcext:value-type="string">
            <text:p>00C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1</text:p>
          </table:table-cell>
          <table:table-cell table:style-name="ce5" office:value-type="float" office:value="411" calcext:value-type="float">
            <text:p>411</text:p>
          </table:table-cell>
          <table:table-cell office:value-type="float" office:value="1041" calcext:value-type="float">
            <text:p>1041</text:p>
          </table:table-cell>
          <table:table-cell table:formula="of:=CONCATENATE(&quot;if(ch == QChar(&quot;;[.C4];&quot;)){ch = QChar(&quot;;[.F4];&quot;);};&quot;)" office:value-type="string" office:string-value="if(ch == QChar(193)){ch = QChar(1041);};" calcext:value-type="string">
            <text:p>if(ch == QChar(193)){ch = QChar(1041);};</text:p>
          </table:table-cell>
          <table:table-cell table:formula="of:=CONCATENATE(&quot;if(ch == QChar(&quot;;[.F4];&quot;)){ch = QChar(&quot;;[.C4];&quot;);};&quot;)" office:value-type="string" office:string-value="if(ch == QChar(1041)){ch = QChar(193);};" calcext:value-type="string">
            <text:p>if(ch == QChar(1041)){ch = QChar(193);};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string" calcext:value-type="string">
            <text:p>00C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2</text:p>
          </table:table-cell>
          <table:table-cell table:style-name="ce5" office:value-type="float" office:value="412" calcext:value-type="float">
            <text:p>412</text:p>
          </table:table-cell>
          <table:table-cell office:value-type="float" office:value="1042" calcext:value-type="float">
            <text:p>1042</text:p>
          </table:table-cell>
          <table:table-cell table:formula="of:=CONCATENATE(&quot;if(ch == QChar(&quot;;[.C5];&quot;)){ch = QChar(&quot;;[.F5];&quot;);};&quot;)" office:value-type="string" office:string-value="if(ch == QChar(194)){ch = QChar(1042);};" calcext:value-type="string">
            <text:p>if(ch == QChar(194)){ch = QChar(1042);};</text:p>
          </table:table-cell>
          <table:table-cell table:formula="of:=CONCATENATE(&quot;if(ch == QChar(&quot;;[.F5];&quot;)){ch = QChar(&quot;;[.C5];&quot;);};&quot;)" office:value-type="string" office:string-value="if(ch == QChar(1042)){ch = QChar(194);};" calcext:value-type="string">
            <text:p>if(ch == QChar(1042)){ch = QChar(194);};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2" office:value-type="string" calcext:value-type="string">
            <text:p>00C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3</text:p>
          </table:table-cell>
          <table:table-cell table:style-name="ce5" office:value-type="float" office:value="413" calcext:value-type="float">
            <text:p>413</text:p>
          </table:table-cell>
          <table:table-cell office:value-type="float" office:value="1043" calcext:value-type="float">
            <text:p>1043</text:p>
          </table:table-cell>
          <table:table-cell table:formula="of:=CONCATENATE(&quot;if(ch == QChar(&quot;;[.C6];&quot;)){ch = QChar(&quot;;[.F6];&quot;);};&quot;)" office:value-type="string" office:string-value="if(ch == QChar(195)){ch = QChar(1043);};" calcext:value-type="string">
            <text:p>if(ch == QChar(195)){ch = QChar(1043);};</text:p>
          </table:table-cell>
          <table:table-cell table:formula="of:=CONCATENATE(&quot;if(ch == QChar(&quot;;[.F6];&quot;)){ch = QChar(&quot;;[.C6];&quot;);};&quot;)" office:value-type="string" office:string-value="if(ch == QChar(1043)){ch = QChar(195);};" calcext:value-type="string">
            <text:p>if(ch == QChar(1043)){ch = QChar(195);};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style-name="ce2" office:value-type="string" calcext:value-type="string">
            <text:p>00C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4</text:p>
          </table:table-cell>
          <table:table-cell table:style-name="ce5" office:value-type="float" office:value="414" calcext:value-type="float">
            <text:p>414</text:p>
          </table:table-cell>
          <table:table-cell office:value-type="float" office:value="1044" calcext:value-type="float">
            <text:p>1044</text:p>
          </table:table-cell>
          <table:table-cell table:formula="of:=CONCATENATE(&quot;if(ch == QChar(&quot;;[.C7];&quot;)){ch = QChar(&quot;;[.F7];&quot;);};&quot;)" office:value-type="string" office:string-value="if(ch == QChar(196)){ch = QChar(1044);};" calcext:value-type="string">
            <text:p>if(ch == QChar(196)){ch = QChar(1044);};</text:p>
          </table:table-cell>
          <table:table-cell table:formula="of:=CONCATENATE(&quot;if(ch == QChar(&quot;;[.F7];&quot;)){ch = QChar(&quot;;[.C7];&quot;);};&quot;)" office:value-type="string" office:string-value="if(ch == QChar(1044)){ch = QChar(196);};" calcext:value-type="string">
            <text:p>if(ch == QChar(1044)){ch = QChar(196);};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style-name="ce2" office:value-type="string" calcext:value-type="string">
            <text:p>00C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5</text:p>
          </table:table-cell>
          <table:table-cell table:style-name="ce5" office:value-type="float" office:value="415" calcext:value-type="float">
            <text:p>415</text:p>
          </table:table-cell>
          <table:table-cell office:value-type="float" office:value="1045" calcext:value-type="float">
            <text:p>1045</text:p>
          </table:table-cell>
          <table:table-cell table:formula="of:=CONCATENATE(&quot;if(ch == QChar(&quot;;[.C8];&quot;)){ch = QChar(&quot;;[.F8];&quot;);};&quot;)" office:value-type="string" office:string-value="if(ch == QChar(197)){ch = QChar(1045);};" calcext:value-type="string">
            <text:p>if(ch == QChar(197)){ch = QChar(1045);};</text:p>
          </table:table-cell>
          <table:table-cell table:formula="of:=CONCATENATE(&quot;if(ch == QChar(&quot;;[.F8];&quot;)){ch = QChar(&quot;;[.C8];&quot;);};&quot;)" office:value-type="string" office:string-value="if(ch == QChar(1045)){ch = QChar(197);};" calcext:value-type="string">
            <text:p>if(ch == QChar(1045)){ch = QChar(197);};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style-name="ce2" office:value-type="string" calcext:value-type="string">
            <text:p>00C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6</text:p>
          </table:table-cell>
          <table:table-cell table:style-name="ce5" office:value-type="float" office:value="416" calcext:value-type="float">
            <text:p>416</text:p>
          </table:table-cell>
          <table:table-cell office:value-type="float" office:value="1046" calcext:value-type="float">
            <text:p>1046</text:p>
          </table:table-cell>
          <table:table-cell table:formula="of:=CONCATENATE(&quot;if(ch == QChar(&quot;;[.C9];&quot;)){ch = QChar(&quot;;[.F9];&quot;);};&quot;)" office:value-type="string" office:string-value="if(ch == QChar(198)){ch = QChar(1046);};" calcext:value-type="string">
            <text:p>if(ch == QChar(198)){ch = QChar(1046);};</text:p>
          </table:table-cell>
          <table:table-cell table:formula="of:=CONCATENATE(&quot;if(ch == QChar(&quot;;[.F9];&quot;)){ch = QChar(&quot;;[.C9];&quot;);};&quot;)" office:value-type="string" office:string-value="if(ch == QChar(1046)){ch = QChar(198);};" calcext:value-type="string">
            <text:p>if(ch == QChar(1046)){ch = QChar(198);};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style-name="ce2" office:value-type="string" calcext:value-type="string">
            <text:p>00C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7</text:p>
          </table:table-cell>
          <table:table-cell table:style-name="ce5" office:value-type="float" office:value="417" calcext:value-type="float">
            <text:p>417</text:p>
          </table:table-cell>
          <table:table-cell office:value-type="float" office:value="1047" calcext:value-type="float">
            <text:p>1047</text:p>
          </table:table-cell>
          <table:table-cell table:formula="of:=CONCATENATE(&quot;if(ch == QChar(&quot;;[.C10];&quot;)){ch = QChar(&quot;;[.F10];&quot;);};&quot;)" office:value-type="string" office:string-value="if(ch == QChar(199)){ch = QChar(1047);};" calcext:value-type="string">
            <text:p>if(ch == QChar(199)){ch = QChar(1047);};</text:p>
          </table:table-cell>
          <table:table-cell table:formula="of:=CONCATENATE(&quot;if(ch == QChar(&quot;;[.F10];&quot;)){ch = QChar(&quot;;[.C10];&quot;);};&quot;)" office:value-type="string" office:string-value="if(ch == QChar(1047)){ch = QChar(199);};" calcext:value-type="string">
            <text:p>if(ch == QChar(1047)){ch = QChar(199);};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style-name="ce2" office:value-type="string" calcext:value-type="string">
            <text:p>00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8</text:p>
          </table:table-cell>
          <table:table-cell table:style-name="ce5" office:value-type="float" office:value="418" calcext:value-type="float">
            <text:p>418</text:p>
          </table:table-cell>
          <table:table-cell office:value-type="float" office:value="1048" calcext:value-type="float">
            <text:p>1048</text:p>
          </table:table-cell>
          <table:table-cell table:formula="of:=CONCATENATE(&quot;if(ch == QChar(&quot;;[.C11];&quot;)){ch = QChar(&quot;;[.F11];&quot;);};&quot;)" office:value-type="string" office:string-value="if(ch == QChar(200)){ch = QChar(1048);};" calcext:value-type="string">
            <text:p>if(ch == QChar(200)){ch = QChar(1048);};</text:p>
          </table:table-cell>
          <table:table-cell table:formula="of:=CONCATENATE(&quot;if(ch == QChar(&quot;;[.F11];&quot;)){ch = QChar(&quot;;[.C11];&quot;);};&quot;)" office:value-type="string" office:string-value="if(ch == QChar(1048)){ch = QChar(200);};" calcext:value-type="string">
            <text:p>if(ch == QChar(1048)){ch = QChar(200);};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style-name="ce2" office:value-type="string" calcext:value-type="string">
            <text:p>00C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9</text:p>
          </table:table-cell>
          <table:table-cell table:style-name="ce5" office:value-type="float" office:value="419" calcext:value-type="float">
            <text:p>419</text:p>
          </table:table-cell>
          <table:table-cell office:value-type="float" office:value="1049" calcext:value-type="float">
            <text:p>1049</text:p>
          </table:table-cell>
          <table:table-cell table:formula="of:=CONCATENATE(&quot;if(ch == QChar(&quot;;[.C12];&quot;)){ch = QChar(&quot;;[.F12];&quot;);};&quot;)" office:value-type="string" office:string-value="if(ch == QChar(201)){ch = QChar(1049);};" calcext:value-type="string">
            <text:p>if(ch == QChar(201)){ch = QChar(1049);};</text:p>
          </table:table-cell>
          <table:table-cell table:formula="of:=CONCATENATE(&quot;if(ch == QChar(&quot;;[.F12];&quot;)){ch = QChar(&quot;;[.C12];&quot;);};&quot;)" office:value-type="string" office:string-value="if(ch == QChar(1049)){ch = QChar(201);};" calcext:value-type="string">
            <text:p>if(ch == QChar(1049)){ch = QChar(201);};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style-name="ce2" office:value-type="string" calcext:value-type="string">
            <text:p>00C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A</text:p>
          </table:table-cell>
          <table:table-cell table:style-name="ce5" office:value-type="string" calcext:value-type="string">
            <text:p>041A</text:p>
          </table:table-cell>
          <table:table-cell office:value-type="float" office:value="1050" calcext:value-type="float">
            <text:p>1050</text:p>
          </table:table-cell>
          <table:table-cell table:formula="of:=CONCATENATE(&quot;if(ch == QChar(&quot;;[.C13];&quot;)){ch = QChar(&quot;;[.F13];&quot;);};&quot;)" office:value-type="string" office:string-value="if(ch == QChar(202)){ch = QChar(1050);};" calcext:value-type="string">
            <text:p>if(ch == QChar(202)){ch = QChar(1050);};</text:p>
          </table:table-cell>
          <table:table-cell table:formula="of:=CONCATENATE(&quot;if(ch == QChar(&quot;;[.F13];&quot;)){ch = QChar(&quot;;[.C13];&quot;);};&quot;)" office:value-type="string" office:string-value="if(ch == QChar(1050)){ch = QChar(202);};" calcext:value-type="string">
            <text:p>if(ch == QChar(1050)){ch = QChar(202);}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table:style-name="ce2" office:value-type="string" calcext:value-type="string">
            <text:p>00CB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B</text:p>
          </table:table-cell>
          <table:table-cell table:style-name="ce5" office:value-type="string" calcext:value-type="string">
            <text:p>041B</text:p>
          </table:table-cell>
          <table:table-cell office:value-type="float" office:value="1051" calcext:value-type="float">
            <text:p>1051</text:p>
          </table:table-cell>
          <table:table-cell table:formula="of:=CONCATENATE(&quot;if(ch == QChar(&quot;;[.C14];&quot;)){ch = QChar(&quot;;[.F14];&quot;);};&quot;)" office:value-type="string" office:string-value="if(ch == QChar(203)){ch = QChar(1051);};" calcext:value-type="string">
            <text:p>if(ch == QChar(203)){ch = QChar(1051);};</text:p>
          </table:table-cell>
          <table:table-cell table:formula="of:=CONCATENATE(&quot;if(ch == QChar(&quot;;[.F14];&quot;)){ch = QChar(&quot;;[.C14];&quot;);};&quot;)" office:value-type="string" office:string-value="if(ch == QChar(1051)){ch = QChar(203);};" calcext:value-type="string">
            <text:p>if(ch == QChar(1051)){ch = QChar(203);}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style-name="ce2" office:value-type="string" calcext:value-type="string">
            <text:p>00C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C</text:p>
          </table:table-cell>
          <table:table-cell table:style-name="ce5" office:value-type="string" calcext:value-type="string">
            <text:p>041C</text:p>
          </table:table-cell>
          <table:table-cell office:value-type="float" office:value="1052" calcext:value-type="float">
            <text:p>1052</text:p>
          </table:table-cell>
          <table:table-cell table:formula="of:=CONCATENATE(&quot;if(ch == QChar(&quot;;[.C15];&quot;)){ch = QChar(&quot;;[.F15];&quot;);};&quot;)" office:value-type="string" office:string-value="if(ch == QChar(204)){ch = QChar(1052);};" calcext:value-type="string">
            <text:p>if(ch == QChar(204)){ch = QChar(1052);};</text:p>
          </table:table-cell>
          <table:table-cell table:formula="of:=CONCATENATE(&quot;if(ch == QChar(&quot;;[.F15];&quot;)){ch = QChar(&quot;;[.C15];&quot;);};&quot;)" office:value-type="string" office:string-value="if(ch == QChar(1052)){ch = QChar(204);};" calcext:value-type="string">
            <text:p>if(ch == QChar(1052)){ch = QChar(204);};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table:style-name="ce2" office:value-type="string" calcext:value-type="string">
            <text:p>00CD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D</text:p>
          </table:table-cell>
          <table:table-cell table:style-name="ce5" office:value-type="string" calcext:value-type="string">
            <text:p>041D</text:p>
          </table:table-cell>
          <table:table-cell office:value-type="float" office:value="1053" calcext:value-type="float">
            <text:p>1053</text:p>
          </table:table-cell>
          <table:table-cell table:formula="of:=CONCATENATE(&quot;if(ch == QChar(&quot;;[.C16];&quot;)){ch = QChar(&quot;;[.F16];&quot;);};&quot;)" office:value-type="string" office:string-value="if(ch == QChar(205)){ch = QChar(1053);};" calcext:value-type="string">
            <text:p>if(ch == QChar(205)){ch = QChar(1053);};</text:p>
          </table:table-cell>
          <table:table-cell table:formula="of:=CONCATENATE(&quot;if(ch == QChar(&quot;;[.F16];&quot;)){ch = QChar(&quot;;[.C16];&quot;);};&quot;)" office:value-type="string" office:string-value="if(ch == QChar(1053)){ch = QChar(205);};" calcext:value-type="string">
            <text:p>if(ch == QChar(1053)){ch = QChar(205);};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table:style-name="ce2" office:value-type="string" calcext:value-type="string">
            <text:p>00C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</text:p>
          </table:table-cell>
          <table:table-cell table:style-name="ce5" office:value-type="string" calcext:value-type="string">
            <text:p>041E</text:p>
          </table:table-cell>
          <table:table-cell office:value-type="float" office:value="1054" calcext:value-type="float">
            <text:p>1054</text:p>
          </table:table-cell>
          <table:table-cell table:formula="of:=CONCATENATE(&quot;if(ch == QChar(&quot;;[.C17];&quot;)){ch = QChar(&quot;;[.F17];&quot;);};&quot;)" office:value-type="string" office:string-value="if(ch == QChar(206)){ch = QChar(1054);};" calcext:value-type="string">
            <text:p>if(ch == QChar(206)){ch = QChar(1054);};</text:p>
          </table:table-cell>
          <table:table-cell table:formula="of:=CONCATENATE(&quot;if(ch == QChar(&quot;;[.F17];&quot;)){ch = QChar(&quot;;[.C17];&quot;);};&quot;)" office:value-type="string" office:string-value="if(ch == QChar(1054)){ch = QChar(206);};" calcext:value-type="string">
            <text:p>if(ch == QChar(1054)){ch = QChar(206);};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table:style-name="ce2" office:value-type="string" calcext:value-type="string">
            <text:p>00CF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F</text:p>
          </table:table-cell>
          <table:table-cell table:style-name="ce5" office:value-type="string" calcext:value-type="string">
            <text:p>041F</text:p>
          </table:table-cell>
          <table:table-cell office:value-type="float" office:value="1055" calcext:value-type="float">
            <text:p>1055</text:p>
          </table:table-cell>
          <table:table-cell table:formula="of:=CONCATENATE(&quot;if(ch == QChar(&quot;;[.C18];&quot;)){ch = QChar(&quot;;[.F18];&quot;);};&quot;)" office:value-type="string" office:string-value="if(ch == QChar(207)){ch = QChar(1055);};" calcext:value-type="string">
            <text:p>if(ch == QChar(207)){ch = QChar(1055);};</text:p>
          </table:table-cell>
          <table:table-cell table:formula="of:=CONCATENATE(&quot;if(ch == QChar(&quot;;[.F18];&quot;)){ch = QChar(&quot;;[.C18];&quot;);};&quot;)" office:value-type="string" office:string-value="if(ch == QChar(1055)){ch = QChar(207);};" calcext:value-type="string">
            <text:p>if(ch == QChar(1055)){ch = QChar(207);};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style-name="ce2" office:value-type="string" calcext:value-type="string">
            <text:p>00D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0</text:p>
          </table:table-cell>
          <table:table-cell table:style-name="ce5" office:value-type="float" office:value="420" calcext:value-type="float">
            <text:p>420</text:p>
          </table:table-cell>
          <table:table-cell office:value-type="float" office:value="1056" calcext:value-type="float">
            <text:p>1056</text:p>
          </table:table-cell>
          <table:table-cell table:formula="of:=CONCATENATE(&quot;if(ch == QChar(&quot;;[.C19];&quot;)){ch = QChar(&quot;;[.F19];&quot;);};&quot;)" office:value-type="string" office:string-value="if(ch == QChar(208)){ch = QChar(1056);};" calcext:value-type="string">
            <text:p>if(ch == QChar(208)){ch = QChar(1056);};</text:p>
          </table:table-cell>
          <table:table-cell table:formula="of:=CONCATENATE(&quot;if(ch == QChar(&quot;;[.F19];&quot;)){ch = QChar(&quot;;[.C19];&quot;);};&quot;)" office:value-type="string" office:string-value="if(ch == QChar(1056)){ch = QChar(208);};" calcext:value-type="string">
            <text:p>if(ch == QChar(1056)){ch = QChar(208);};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style-name="ce2" office:value-type="string" calcext:value-type="string">
            <text:p>00D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1</text:p>
          </table:table-cell>
          <table:table-cell table:style-name="ce5" office:value-type="float" office:value="421" calcext:value-type="float">
            <text:p>421</text:p>
          </table:table-cell>
          <table:table-cell office:value-type="float" office:value="1057" calcext:value-type="float">
            <text:p>1057</text:p>
          </table:table-cell>
          <table:table-cell table:formula="of:=CONCATENATE(&quot;if(ch == QChar(&quot;;[.C20];&quot;)){ch = QChar(&quot;;[.F20];&quot;);};&quot;)" office:value-type="string" office:string-value="if(ch == QChar(209)){ch = QChar(1057);};" calcext:value-type="string">
            <text:p>if(ch == QChar(209)){ch = QChar(1057);};</text:p>
          </table:table-cell>
          <table:table-cell table:formula="of:=CONCATENATE(&quot;if(ch == QChar(&quot;;[.F20];&quot;)){ch = QChar(&quot;;[.C20];&quot;);};&quot;)" office:value-type="string" office:string-value="if(ch == QChar(1057)){ch = QChar(209);};" calcext:value-type="string">
            <text:p>if(ch == QChar(1057)){ch = QChar(209);};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2" office:value-type="string" calcext:value-type="string">
            <text:p>00D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2</text:p>
          </table:table-cell>
          <table:table-cell table:style-name="ce5" office:value-type="float" office:value="422" calcext:value-type="float">
            <text:p>422</text:p>
          </table:table-cell>
          <table:table-cell office:value-type="float" office:value="1058" calcext:value-type="float">
            <text:p>1058</text:p>
          </table:table-cell>
          <table:table-cell table:formula="of:=CONCATENATE(&quot;if(ch == QChar(&quot;;[.C21];&quot;)){ch = QChar(&quot;;[.F21];&quot;);};&quot;)" office:value-type="string" office:string-value="if(ch == QChar(210)){ch = QChar(1058);};" calcext:value-type="string">
            <text:p>if(ch == QChar(210)){ch = QChar(1058);};</text:p>
          </table:table-cell>
          <table:table-cell table:formula="of:=CONCATENATE(&quot;if(ch == QChar(&quot;;[.F21];&quot;)){ch = QChar(&quot;;[.C21];&quot;);};&quot;)" office:value-type="string" office:string-value="if(ch == QChar(1058)){ch = QChar(210);};" calcext:value-type="string">
            <text:p>if(ch == QChar(1058)){ch = QChar(210);};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style-name="ce2" office:value-type="string" calcext:value-type="string">
            <text:p>00D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3</text:p>
          </table:table-cell>
          <table:table-cell table:style-name="ce5" office:value-type="float" office:value="423" calcext:value-type="float">
            <text:p>423</text:p>
          </table:table-cell>
          <table:table-cell office:value-type="float" office:value="1059" calcext:value-type="float">
            <text:p>1059</text:p>
          </table:table-cell>
          <table:table-cell table:formula="of:=CONCATENATE(&quot;if(ch == QChar(&quot;;[.C22];&quot;)){ch = QChar(&quot;;[.F22];&quot;);};&quot;)" office:value-type="string" office:string-value="if(ch == QChar(211)){ch = QChar(1059);};" calcext:value-type="string">
            <text:p>if(ch == QChar(211)){ch = QChar(1059);};</text:p>
          </table:table-cell>
          <table:table-cell table:formula="of:=CONCATENATE(&quot;if(ch == QChar(&quot;;[.F22];&quot;)){ch = QChar(&quot;;[.C22];&quot;);};&quot;)" office:value-type="string" office:string-value="if(ch == QChar(1059)){ch = QChar(211);};" calcext:value-type="string">
            <text:p>if(ch == QChar(1059)){ch = QChar(211);};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style-name="ce2" office:value-type="string" calcext:value-type="string">
            <text:p>00D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4</text:p>
          </table:table-cell>
          <table:table-cell table:style-name="ce5" office:value-type="float" office:value="424" calcext:value-type="float">
            <text:p>424</text:p>
          </table:table-cell>
          <table:table-cell office:value-type="float" office:value="1060" calcext:value-type="float">
            <text:p>1060</text:p>
          </table:table-cell>
          <table:table-cell table:formula="of:=CONCATENATE(&quot;if(ch == QChar(&quot;;[.C23];&quot;)){ch = QChar(&quot;;[.F23];&quot;);};&quot;)" office:value-type="string" office:string-value="if(ch == QChar(212)){ch = QChar(1060);};" calcext:value-type="string">
            <text:p>if(ch == QChar(212)){ch = QChar(1060);};</text:p>
          </table:table-cell>
          <table:table-cell table:formula="of:=CONCATENATE(&quot;if(ch == QChar(&quot;;[.F23];&quot;)){ch = QChar(&quot;;[.C23];&quot;);};&quot;)" office:value-type="string" office:string-value="if(ch == QChar(1060)){ch = QChar(212);};" calcext:value-type="string">
            <text:p>if(ch == QChar(1060)){ch = QChar(212);};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2" office:value-type="string" calcext:value-type="string">
            <text:p>00D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5</text:p>
          </table:table-cell>
          <table:table-cell table:style-name="ce5" office:value-type="float" office:value="425" calcext:value-type="float">
            <text:p>425</text:p>
          </table:table-cell>
          <table:table-cell office:value-type="float" office:value="1061" calcext:value-type="float">
            <text:p>1061</text:p>
          </table:table-cell>
          <table:table-cell table:formula="of:=CONCATENATE(&quot;if(ch == QChar(&quot;;[.C24];&quot;)){ch = QChar(&quot;;[.F24];&quot;);};&quot;)" office:value-type="string" office:string-value="if(ch == QChar(213)){ch = QChar(1061);};" calcext:value-type="string">
            <text:p>if(ch == QChar(213)){ch = QChar(1061);};</text:p>
          </table:table-cell>
          <table:table-cell table:formula="of:=CONCATENATE(&quot;if(ch == QChar(&quot;;[.F24];&quot;)){ch = QChar(&quot;;[.C24];&quot;);};&quot;)" office:value-type="string" office:string-value="if(ch == QChar(1061)){ch = QChar(213);};" calcext:value-type="string">
            <text:p>if(ch == QChar(1061)){ch = QChar(213);};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style-name="ce2" office:value-type="string" calcext:value-type="string">
            <text:p>00D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6</text:p>
          </table:table-cell>
          <table:table-cell table:style-name="ce5" office:value-type="float" office:value="426" calcext:value-type="float">
            <text:p>426</text:p>
          </table:table-cell>
          <table:table-cell office:value-type="float" office:value="1062" calcext:value-type="float">
            <text:p>1062</text:p>
          </table:table-cell>
          <table:table-cell table:formula="of:=CONCATENATE(&quot;if(ch == QChar(&quot;;[.C25];&quot;)){ch = QChar(&quot;;[.F25];&quot;);};&quot;)" office:value-type="string" office:string-value="if(ch == QChar(214)){ch = QChar(1062);};" calcext:value-type="string">
            <text:p>if(ch == QChar(214)){ch = QChar(1062);};</text:p>
          </table:table-cell>
          <table:table-cell table:formula="of:=CONCATENATE(&quot;if(ch == QChar(&quot;;[.F25];&quot;)){ch = QChar(&quot;;[.C25];&quot;);};&quot;)" office:value-type="string" office:string-value="if(ch == QChar(1062)){ch = QChar(214);};" calcext:value-type="string">
            <text:p>if(ch == QChar(1062)){ch = QChar(214);};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style-name="ce2" office:value-type="string" calcext:value-type="string">
            <text:p>00D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7</text:p>
          </table:table-cell>
          <table:table-cell table:style-name="ce5" office:value-type="float" office:value="427" calcext:value-type="float">
            <text:p>427</text:p>
          </table:table-cell>
          <table:table-cell office:value-type="float" office:value="1063" calcext:value-type="float">
            <text:p>1063</text:p>
          </table:table-cell>
          <table:table-cell table:formula="of:=CONCATENATE(&quot;if(ch == QChar(&quot;;[.C26];&quot;)){ch = QChar(&quot;;[.F26];&quot;);};&quot;)" office:value-type="string" office:string-value="if(ch == QChar(215)){ch = QChar(1063);};" calcext:value-type="string">
            <text:p>if(ch == QChar(215)){ch = QChar(1063);};</text:p>
          </table:table-cell>
          <table:table-cell table:formula="of:=CONCATENATE(&quot;if(ch == QChar(&quot;;[.F26];&quot;)){ch = QChar(&quot;;[.C26];&quot;);};&quot;)" office:value-type="string" office:string-value="if(ch == QChar(1063)){ch = QChar(215);};" calcext:value-type="string">
            <text:p>if(ch == QChar(1063)){ch = QChar(215);};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style-name="ce2" office:value-type="string" calcext:value-type="string">
            <text:p>00D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8</text:p>
          </table:table-cell>
          <table:table-cell table:style-name="ce5" office:value-type="float" office:value="428" calcext:value-type="float">
            <text:p>428</text:p>
          </table:table-cell>
          <table:table-cell office:value-type="float" office:value="1064" calcext:value-type="float">
            <text:p>1064</text:p>
          </table:table-cell>
          <table:table-cell table:formula="of:=CONCATENATE(&quot;if(ch == QChar(&quot;;[.C27];&quot;)){ch = QChar(&quot;;[.F27];&quot;);};&quot;)" office:value-type="string" office:string-value="if(ch == QChar(216)){ch = QChar(1064);};" calcext:value-type="string">
            <text:p>if(ch == QChar(216)){ch = QChar(1064);};</text:p>
          </table:table-cell>
          <table:table-cell table:formula="of:=CONCATENATE(&quot;if(ch == QChar(&quot;;[.F27];&quot;)){ch = QChar(&quot;;[.C27];&quot;);};&quot;)" office:value-type="string" office:string-value="if(ch == QChar(1064)){ch = QChar(216);};" calcext:value-type="string">
            <text:p>if(ch == QChar(1064)){ch = QChar(216);};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style-name="ce2" office:value-type="string" calcext:value-type="string">
            <text:p>00D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9</text:p>
          </table:table-cell>
          <table:table-cell table:style-name="ce5" office:value-type="float" office:value="429" calcext:value-type="float">
            <text:p>429</text:p>
          </table:table-cell>
          <table:table-cell office:value-type="float" office:value="1065" calcext:value-type="float">
            <text:p>1065</text:p>
          </table:table-cell>
          <table:table-cell table:formula="of:=CONCATENATE(&quot;if(ch == QChar(&quot;;[.C28];&quot;)){ch = QChar(&quot;;[.F28];&quot;);};&quot;)" office:value-type="string" office:string-value="if(ch == QChar(217)){ch = QChar(1065);};" calcext:value-type="string">
            <text:p>if(ch == QChar(217)){ch = QChar(1065);};</text:p>
          </table:table-cell>
          <table:table-cell table:formula="of:=CONCATENATE(&quot;if(ch == QChar(&quot;;[.F28];&quot;)){ch = QChar(&quot;;[.C28];&quot;);};&quot;)" office:value-type="string" office:string-value="if(ch == QChar(1065)){ch = QChar(217);};" calcext:value-type="string">
            <text:p>if(ch == QChar(1065)){ch = QChar(217);};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style-name="ce2" office:value-type="string" calcext:value-type="string">
            <text:p>00D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</text:p>
          </table:table-cell>
          <table:table-cell table:style-name="ce5" office:value-type="string" calcext:value-type="string">
            <text:p>042A</text:p>
          </table:table-cell>
          <table:table-cell office:value-type="float" office:value="1066" calcext:value-type="float">
            <text:p>1066</text:p>
          </table:table-cell>
          <table:table-cell table:formula="of:=CONCATENATE(&quot;if(ch == QChar(&quot;;[.C29];&quot;)){ch = QChar(&quot;;[.F29];&quot;);};&quot;)" office:value-type="string" office:string-value="if(ch == QChar(218)){ch = QChar(1066);};" calcext:value-type="string">
            <text:p>if(ch == QChar(218)){ch = QChar(1066);};</text:p>
          </table:table-cell>
          <table:table-cell table:formula="of:=CONCATENATE(&quot;if(ch == QChar(&quot;;[.F29];&quot;)){ch = QChar(&quot;;[.C29];&quot;);};&quot;)" office:value-type="string" office:string-value="if(ch == QChar(1066)){ch = QChar(218);};" calcext:value-type="string">
            <text:p>if(ch == QChar(1066)){ch = QChar(218);};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table:style-name="ce2" office:value-type="string" calcext:value-type="string">
            <text:p>00DB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B</text:p>
          </table:table-cell>
          <table:table-cell table:style-name="ce5" office:value-type="string" calcext:value-type="string">
            <text:p>042B</text:p>
          </table:table-cell>
          <table:table-cell office:value-type="float" office:value="1067" calcext:value-type="float">
            <text:p>1067</text:p>
          </table:table-cell>
          <table:table-cell table:formula="of:=CONCATENATE(&quot;if(ch == QChar(&quot;;[.C30];&quot;)){ch = QChar(&quot;;[.F30];&quot;);};&quot;)" office:value-type="string" office:string-value="if(ch == QChar(219)){ch = QChar(1067);};" calcext:value-type="string">
            <text:p>if(ch == QChar(219)){ch = QChar(1067);};</text:p>
          </table:table-cell>
          <table:table-cell table:formula="of:=CONCATENATE(&quot;if(ch == QChar(&quot;;[.F30];&quot;)){ch = QChar(&quot;;[.C30];&quot;);};&quot;)" office:value-type="string" office:string-value="if(ch == QChar(1067)){ch = QChar(219);};" calcext:value-type="string">
            <text:p>if(ch == QChar(1067)){ch = QChar(219);};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2" office:value-type="string" calcext:value-type="string">
            <text:p>00D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C</text:p>
          </table:table-cell>
          <table:table-cell table:style-name="ce5" office:value-type="string" calcext:value-type="string">
            <text:p>042C</text:p>
          </table:table-cell>
          <table:table-cell office:value-type="float" office:value="1068" calcext:value-type="float">
            <text:p>1068</text:p>
          </table:table-cell>
          <table:table-cell table:formula="of:=CONCATENATE(&quot;if(ch == QChar(&quot;;[.C31];&quot;)){ch = QChar(&quot;;[.F31];&quot;);};&quot;)" office:value-type="string" office:string-value="if(ch == QChar(220)){ch = QChar(1068);};" calcext:value-type="string">
            <text:p>if(ch == QChar(220)){ch = QChar(1068);};</text:p>
          </table:table-cell>
          <table:table-cell table:formula="of:=CONCATENATE(&quot;if(ch == QChar(&quot;;[.F31];&quot;)){ch = QChar(&quot;;[.C31];&quot;);};&quot;)" office:value-type="string" office:string-value="if(ch == QChar(1068)){ch = QChar(220);};" calcext:value-type="string">
            <text:p>if(ch == QChar(1068)){ch = QChar(220);};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table:style-name="ce2" office:value-type="string" calcext:value-type="string">
            <text:p>00D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D</text:p>
          </table:table-cell>
          <table:table-cell table:style-name="ce5" office:value-type="string" calcext:value-type="string">
            <text:p>042D</text:p>
          </table:table-cell>
          <table:table-cell office:value-type="float" office:value="1069" calcext:value-type="float">
            <text:p>1069</text:p>
          </table:table-cell>
          <table:table-cell table:formula="of:=CONCATENATE(&quot;if(ch == QChar(&quot;;[.C32];&quot;)){ch = QChar(&quot;;[.F32];&quot;);};&quot;)" office:value-type="string" office:string-value="if(ch == QChar(221)){ch = QChar(1069);};" calcext:value-type="string">
            <text:p>if(ch == QChar(221)){ch = QChar(1069);};</text:p>
          </table:table-cell>
          <table:table-cell table:formula="of:=CONCATENATE(&quot;if(ch == QChar(&quot;;[.F32];&quot;)){ch = QChar(&quot;;[.C32];&quot;);};&quot;)" office:value-type="string" office:string-value="if(ch == QChar(1069)){ch = QChar(221);};" calcext:value-type="string">
            <text:p>if(ch == QChar(1069)){ch = QChar(221);}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table:style-name="ce2" office:value-type="string" calcext:value-type="string">
            <text:p>00D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E</text:p>
          </table:table-cell>
          <table:table-cell table:style-name="ce5" office:value-type="string" calcext:value-type="string">
            <text:p>042E</text:p>
          </table:table-cell>
          <table:table-cell office:value-type="float" office:value="1070" calcext:value-type="float">
            <text:p>1070</text:p>
          </table:table-cell>
          <table:table-cell table:formula="of:=CONCATENATE(&quot;if(ch == QChar(&quot;;[.C33];&quot;)){ch = QChar(&quot;;[.F33];&quot;);};&quot;)" office:value-type="string" office:string-value="if(ch == QChar(222)){ch = QChar(1070);};" calcext:value-type="string">
            <text:p>if(ch == QChar(222)){ch = QChar(1070);};</text:p>
          </table:table-cell>
          <table:table-cell table:formula="of:=CONCATENATE(&quot;if(ch == QChar(&quot;;[.F33];&quot;)){ch = QChar(&quot;;[.C33];&quot;);};&quot;)" office:value-type="string" office:string-value="if(ch == QChar(1070)){ch = QChar(222);};" calcext:value-type="string">
            <text:p>if(ch == QChar(1070)){ch = QChar(222);};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table:style-name="ce2" office:value-type="string" calcext:value-type="string">
            <text:p>00DF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F</text:p>
          </table:table-cell>
          <table:table-cell table:style-name="ce5" office:value-type="string" calcext:value-type="string">
            <text:p>042F</text:p>
          </table:table-cell>
          <table:table-cell office:value-type="float" office:value="1071" calcext:value-type="float">
            <text:p>1071</text:p>
          </table:table-cell>
          <table:table-cell table:formula="of:=CONCATENATE(&quot;if(ch == QChar(&quot;;[.C34];&quot;)){ch = QChar(&quot;;[.F34];&quot;);};&quot;)" office:value-type="string" office:string-value="if(ch == QChar(223)){ch = QChar(1071);};" calcext:value-type="string">
            <text:p>if(ch == QChar(223)){ch = QChar(1071);};</text:p>
          </table:table-cell>
          <table:table-cell table:formula="of:=CONCATENATE(&quot;if(ch == QChar(&quot;;[.F34];&quot;)){ch = QChar(&quot;;[.C34];&quot;);};&quot;)" office:value-type="string" office:string-value="if(ch == QChar(1071)){ch = QChar(223);};" calcext:value-type="string">
            <text:p>if(ch == QChar(1071)){ch = QChar(223);};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3" office:value-type="string" calcext:value-type="string">
            <text:p>.00E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0</text:p>
          </table:table-cell>
          <table:table-cell table:style-name="ce5" office:value-type="float" office:value="430" calcext:value-type="float">
            <text:p>430</text:p>
          </table:table-cell>
          <table:table-cell office:value-type="float" office:value="1072" calcext:value-type="float">
            <text:p>1072</text:p>
          </table:table-cell>
          <table:table-cell table:formula="of:=CONCATENATE(&quot;if(ch == QChar(&quot;;[.C35];&quot;)){ch = QChar(&quot;;[.F35];&quot;);};&quot;)" office:value-type="string" office:string-value="if(ch == QChar(224)){ch = QChar(1072);};" calcext:value-type="string">
            <text:p>if(ch == QChar(224)){ch = QChar(1072);};</text:p>
          </table:table-cell>
          <table:table-cell table:formula="of:=CONCATENATE(&quot;if(ch == QChar(&quot;;[.F35];&quot;)){ch = QChar(&quot;;[.C35];&quot;);};&quot;)" office:value-type="string" office:string-value="if(ch == QChar(1072)){ch = QChar(224);};" calcext:value-type="string">
            <text:p>if(ch == QChar(1072)){ch = QChar(224);};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style-name="ce3" office:value-type="string" calcext:value-type="string">
            <text:p>.00E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1</text:p>
          </table:table-cell>
          <table:table-cell table:style-name="ce5" office:value-type="float" office:value="431" calcext:value-type="float">
            <text:p>431</text:p>
          </table:table-cell>
          <table:table-cell office:value-type="float" office:value="1073" calcext:value-type="float">
            <text:p>1073</text:p>
          </table:table-cell>
          <table:table-cell table:formula="of:=CONCATENATE(&quot;if(ch == QChar(&quot;;[.C36];&quot;)){ch = QChar(&quot;;[.F36];&quot;);};&quot;)" office:value-type="string" office:string-value="if(ch == QChar(225)){ch = QChar(1073);};" calcext:value-type="string">
            <text:p>if(ch == QChar(225)){ch = QChar(1073);};</text:p>
          </table:table-cell>
          <table:table-cell table:formula="of:=CONCATENATE(&quot;if(ch == QChar(&quot;;[.F36];&quot;)){ch = QChar(&quot;;[.C36];&quot;);};&quot;)" office:value-type="string" office:string-value="if(ch == QChar(1073)){ch = QChar(225);};" calcext:value-type="string">
            <text:p>if(ch == QChar(1073)){ch = QChar(225);};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style-name="ce3" office:value-type="string" calcext:value-type="string">
            <text:p>.00E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D2</text:p>
          </table:table-cell>
          <table:table-cell table:style-name="ce5" office:value-type="float" office:value="432" calcext:value-type="float">
            <text:p>432</text:p>
          </table:table-cell>
          <table:table-cell office:value-type="float" office:value="1074" calcext:value-type="float">
            <text:p>1074</text:p>
          </table:table-cell>
          <table:table-cell table:formula="of:=CONCATENATE(&quot;if(ch == QChar(&quot;;[.C37];&quot;)){ch = QChar(&quot;;[.F37];&quot;);};&quot;)" office:value-type="string" office:string-value="if(ch == QChar(226)){ch = QChar(1074);};" calcext:value-type="string">
            <text:p>if(ch == QChar(226)){ch = QChar(1074);};</text:p>
          </table:table-cell>
          <table:table-cell table:formula="of:=CONCATENATE(&quot;if(ch == QChar(&quot;;[.F37];&quot;)){ch = QChar(&quot;;[.C37];&quot;);};&quot;)" office:value-type="string" office:string-value="if(ch == QChar(1074)){ch = QChar(226);};" calcext:value-type="string">
            <text:p>if(ch == QChar(1074)){ch = QChar(226);};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style-name="ce3" office:value-type="string" calcext:value-type="string">
            <text:p>.00E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3</text:p>
          </table:table-cell>
          <table:table-cell table:style-name="ce5" office:value-type="float" office:value="433" calcext:value-type="float">
            <text:p>433</text:p>
          </table:table-cell>
          <table:table-cell office:value-type="float" office:value="1075" calcext:value-type="float">
            <text:p>1075</text:p>
          </table:table-cell>
          <table:table-cell table:formula="of:=CONCATENATE(&quot;if(ch == QChar(&quot;;[.C38];&quot;)){ch = QChar(&quot;;[.F38];&quot;);};&quot;)" office:value-type="string" office:string-value="if(ch == QChar(227)){ch = QChar(1075);};" calcext:value-type="string">
            <text:p>if(ch == QChar(227)){ch = QChar(1075);};</text:p>
          </table:table-cell>
          <table:table-cell table:formula="of:=CONCATENATE(&quot;if(ch == QChar(&quot;;[.F38];&quot;)){ch = QChar(&quot;;[.C38];&quot;);};&quot;)" office:value-type="string" office:string-value="if(ch == QChar(1075)){ch = QChar(227);};" calcext:value-type="string">
            <text:p>if(ch == QChar(1075)){ch = QChar(227);};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table:style-name="ce3" office:value-type="string" calcext:value-type="string">
            <text:p>.00E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4</text:p>
          </table:table-cell>
          <table:table-cell table:style-name="ce5" office:value-type="float" office:value="434" calcext:value-type="float">
            <text:p>434</text:p>
          </table:table-cell>
          <table:table-cell office:value-type="float" office:value="1076" calcext:value-type="float">
            <text:p>1076</text:p>
          </table:table-cell>
          <table:table-cell table:formula="of:=CONCATENATE(&quot;if(ch == QChar(&quot;;[.C39];&quot;)){ch = QChar(&quot;;[.F39];&quot;);};&quot;)" office:value-type="string" office:string-value="if(ch == QChar(228)){ch = QChar(1076);};" calcext:value-type="string">
            <text:p>if(ch == QChar(228)){ch = QChar(1076);};</text:p>
          </table:table-cell>
          <table:table-cell table:formula="of:=CONCATENATE(&quot;if(ch == QChar(&quot;;[.F39];&quot;)){ch = QChar(&quot;;[.C39];&quot;);};&quot;)" office:value-type="string" office:string-value="if(ch == QChar(1076)){ch = QChar(228);};" calcext:value-type="string">
            <text:p>if(ch == QChar(1076)){ch = QChar(228);};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style-name="ce3" office:value-type="string" calcext:value-type="string">
            <text:p>.00E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5</text:p>
          </table:table-cell>
          <table:table-cell table:style-name="ce5" office:value-type="float" office:value="435" calcext:value-type="float">
            <text:p>435</text:p>
          </table:table-cell>
          <table:table-cell office:value-type="float" office:value="1077" calcext:value-type="float">
            <text:p>1077</text:p>
          </table:table-cell>
          <table:table-cell table:formula="of:=CONCATENATE(&quot;if(ch == QChar(&quot;;[.C40];&quot;)){ch = QChar(&quot;;[.F40];&quot;);};&quot;)" office:value-type="string" office:string-value="if(ch == QChar(229)){ch = QChar(1077);};" calcext:value-type="string">
            <text:p>if(ch == QChar(229)){ch = QChar(1077);};</text:p>
          </table:table-cell>
          <table:table-cell table:formula="of:=CONCATENATE(&quot;if(ch == QChar(&quot;;[.F40];&quot;)){ch = QChar(&quot;;[.C40];&quot;);};&quot;)" office:value-type="string" office:string-value="if(ch == QChar(1077)){ch = QChar(229);};" calcext:value-type="string">
            <text:p>if(ch == QChar(1077)){ch = QChar(229);};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style-name="ce3" office:value-type="string" calcext:value-type="string">
            <text:p>.00E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6</text:p>
          </table:table-cell>
          <table:table-cell table:style-name="ce5" office:value-type="float" office:value="436" calcext:value-type="float">
            <text:p>436</text:p>
          </table:table-cell>
          <table:table-cell office:value-type="float" office:value="1078" calcext:value-type="float">
            <text:p>1078</text:p>
          </table:table-cell>
          <table:table-cell table:formula="of:=CONCATENATE(&quot;if(ch == QChar(&quot;;[.C41];&quot;)){ch = QChar(&quot;;[.F41];&quot;);};&quot;)" office:value-type="string" office:string-value="if(ch == QChar(230)){ch = QChar(1078);};" calcext:value-type="string">
            <text:p>if(ch == QChar(230)){ch = QChar(1078);};</text:p>
          </table:table-cell>
          <table:table-cell table:formula="of:=CONCATENATE(&quot;if(ch == QChar(&quot;;[.F41];&quot;)){ch = QChar(&quot;;[.C41];&quot;);};&quot;)" office:value-type="string" office:string-value="if(ch == QChar(1078)){ch = QChar(230);};" calcext:value-type="string">
            <text:p>if(ch == QChar(1078)){ch = QChar(230);};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style-name="ce3" office:value-type="string" calcext:value-type="string">
            <text:p>.00E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7</text:p>
          </table:table-cell>
          <table:table-cell table:style-name="ce5" office:value-type="float" office:value="437" calcext:value-type="float">
            <text:p>437</text:p>
          </table:table-cell>
          <table:table-cell office:value-type="float" office:value="1079" calcext:value-type="float">
            <text:p>1079</text:p>
          </table:table-cell>
          <table:table-cell table:formula="of:=CONCATENATE(&quot;if(ch == QChar(&quot;;[.C42];&quot;)){ch = QChar(&quot;;[.F42];&quot;);};&quot;)" office:value-type="string" office:string-value="if(ch == QChar(231)){ch = QChar(1079);};" calcext:value-type="string">
            <text:p>if(ch == QChar(231)){ch = QChar(1079);};</text:p>
          </table:table-cell>
          <table:table-cell table:formula="of:=CONCATENATE(&quot;if(ch == QChar(&quot;;[.F42];&quot;)){ch = QChar(&quot;;[.C42];&quot;);};&quot;)" office:value-type="string" office:string-value="if(ch == QChar(1079)){ch = QChar(231);};" calcext:value-type="string">
            <text:p>if(ch == QChar(1079)){ch = QChar(231);};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table:style-name="ce3" office:value-type="string" calcext:value-type="string">
            <text:p>.00E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8</text:p>
          </table:table-cell>
          <table:table-cell table:style-name="ce5" office:value-type="float" office:value="438" calcext:value-type="float">
            <text:p>438</text:p>
          </table:table-cell>
          <table:table-cell office:value-type="float" office:value="1080" calcext:value-type="float">
            <text:p>1080</text:p>
          </table:table-cell>
          <table:table-cell table:formula="of:=CONCATENATE(&quot;if(ch == QChar(&quot;;[.C43];&quot;)){ch = QChar(&quot;;[.F43];&quot;);};&quot;)" office:value-type="string" office:string-value="if(ch == QChar(232)){ch = QChar(1080);};" calcext:value-type="string">
            <text:p>if(ch == QChar(232)){ch = QChar(1080);};</text:p>
          </table:table-cell>
          <table:table-cell table:formula="of:=CONCATENATE(&quot;if(ch == QChar(&quot;;[.F43];&quot;)){ch = QChar(&quot;;[.C43];&quot;);};&quot;)" office:value-type="string" office:string-value="if(ch == QChar(1080)){ch = QChar(232);};" calcext:value-type="string">
            <text:p>if(ch == QChar(1080)){ch = QChar(232);};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table:style-name="ce3" office:value-type="string" calcext:value-type="string">
            <text:p>.00E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9</text:p>
          </table:table-cell>
          <table:table-cell table:style-name="ce5" office:value-type="float" office:value="439" calcext:value-type="float">
            <text:p>439</text:p>
          </table:table-cell>
          <table:table-cell office:value-type="float" office:value="1081" calcext:value-type="float">
            <text:p>1081</text:p>
          </table:table-cell>
          <table:table-cell table:formula="of:=CONCATENATE(&quot;if(ch == QChar(&quot;;[.C44];&quot;)){ch = QChar(&quot;;[.F44];&quot;);};&quot;)" office:value-type="string" office:string-value="if(ch == QChar(233)){ch = QChar(1081);};" calcext:value-type="string">
            <text:p>if(ch == QChar(233)){ch = QChar(1081);};</text:p>
          </table:table-cell>
          <table:table-cell table:formula="of:=CONCATENATE(&quot;if(ch == QChar(&quot;;[.F44];&quot;)){ch = QChar(&quot;;[.C44];&quot;);};&quot;)" office:value-type="string" office:string-value="if(ch == QChar(1081)){ch = QChar(233);};" calcext:value-type="string">
            <text:p>if(ch == QChar(1081)){ch = QChar(233);};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table:style-name="ce2" office:value-type="string" calcext:value-type="string">
            <text:p>00E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A</text:p>
          </table:table-cell>
          <table:table-cell table:style-name="ce5" office:value-type="string" calcext:value-type="string">
            <text:p>043A</text:p>
          </table:table-cell>
          <table:table-cell office:value-type="float" office:value="1082" calcext:value-type="float">
            <text:p>1082</text:p>
          </table:table-cell>
          <table:table-cell table:formula="of:=CONCATENATE(&quot;if(ch == QChar(&quot;;[.C45];&quot;)){ch = QChar(&quot;;[.F45];&quot;);};&quot;)" office:value-type="string" office:string-value="if(ch == QChar(234)){ch = QChar(1082);};" calcext:value-type="string">
            <text:p>if(ch == QChar(234)){ch = QChar(1082);};</text:p>
          </table:table-cell>
          <table:table-cell table:formula="of:=CONCATENATE(&quot;if(ch == QChar(&quot;;[.F45];&quot;)){ch = QChar(&quot;;[.C45];&quot;);};&quot;)" office:value-type="string" office:string-value="if(ch == QChar(1082)){ch = QChar(234);};" calcext:value-type="string">
            <text:p>if(ch == QChar(1082)){ch = QChar(234);};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table:style-name="ce2" office:value-type="string" calcext:value-type="string">
            <text:p>00EB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B</text:p>
          </table:table-cell>
          <table:table-cell table:style-name="ce5" office:value-type="string" calcext:value-type="string">
            <text:p>043B</text:p>
          </table:table-cell>
          <table:table-cell office:value-type="float" office:value="1083" calcext:value-type="float">
            <text:p>1083</text:p>
          </table:table-cell>
          <table:table-cell table:formula="of:=CONCATENATE(&quot;if(ch == QChar(&quot;;[.C46];&quot;)){ch = QChar(&quot;;[.F46];&quot;);};&quot;)" office:value-type="string" office:string-value="if(ch == QChar(235)){ch = QChar(1083);};" calcext:value-type="string">
            <text:p>if(ch == QChar(235)){ch = QChar(1083);};</text:p>
          </table:table-cell>
          <table:table-cell table:formula="of:=CONCATENATE(&quot;if(ch == QChar(&quot;;[.F46];&quot;)){ch = QChar(&quot;;[.C46];&quot;);};&quot;)" office:value-type="string" office:string-value="if(ch == QChar(1083)){ch = QChar(235);};" calcext:value-type="string">
            <text:p>if(ch == QChar(1083)){ch = QChar(235);};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table:style-name="ce2" office:value-type="string" calcext:value-type="string">
            <text:p>00EC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C</text:p>
          </table:table-cell>
          <table:table-cell table:style-name="ce5" office:value-type="string" calcext:value-type="string">
            <text:p>043C</text:p>
          </table:table-cell>
          <table:table-cell office:value-type="float" office:value="1084" calcext:value-type="float">
            <text:p>1084</text:p>
          </table:table-cell>
          <table:table-cell table:formula="of:=CONCATENATE(&quot;if(ch == QChar(&quot;;[.C47];&quot;)){ch = QChar(&quot;;[.F47];&quot;);};&quot;)" office:value-type="string" office:string-value="if(ch == QChar(236)){ch = QChar(1084);};" calcext:value-type="string">
            <text:p>if(ch == QChar(236)){ch = QChar(1084);};</text:p>
          </table:table-cell>
          <table:table-cell table:formula="of:=CONCATENATE(&quot;if(ch == QChar(&quot;;[.F47];&quot;)){ch = QChar(&quot;;[.C47];&quot;);};&quot;)" office:value-type="string" office:string-value="if(ch == QChar(1084)){ch = QChar(236);};" calcext:value-type="string">
            <text:p>if(ch == QChar(1084)){ch = QChar(236);};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table:style-name="ce2" office:value-type="string" calcext:value-type="string">
            <text:p>00ED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D</text:p>
          </table:table-cell>
          <table:table-cell table:style-name="ce5" office:value-type="string" calcext:value-type="string">
            <text:p>043D</text:p>
          </table:table-cell>
          <table:table-cell office:value-type="float" office:value="1085" calcext:value-type="float">
            <text:p>1085</text:p>
          </table:table-cell>
          <table:table-cell table:formula="of:=CONCATENATE(&quot;if(ch == QChar(&quot;;[.C48];&quot;)){ch = QChar(&quot;;[.F48];&quot;);};&quot;)" office:value-type="string" office:string-value="if(ch == QChar(237)){ch = QChar(1085);};" calcext:value-type="string">
            <text:p>if(ch == QChar(237)){ch = QChar(1085);};</text:p>
          </table:table-cell>
          <table:table-cell table:formula="of:=CONCATENATE(&quot;if(ch == QChar(&quot;;[.F48];&quot;)){ch = QChar(&quot;;[.C48];&quot;);};&quot;)" office:value-type="string" office:string-value="if(ch == QChar(1085)){ch = QChar(237);};" calcext:value-type="string">
            <text:p>if(ch == QChar(1085)){ch = QChar(237);};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style-name="ce2" office:value-type="string" calcext:value-type="string">
            <text:p>00E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E</text:p>
          </table:table-cell>
          <table:table-cell table:style-name="ce5" office:value-type="string" calcext:value-type="string">
            <text:p>043E</text:p>
          </table:table-cell>
          <table:table-cell office:value-type="float" office:value="1086" calcext:value-type="float">
            <text:p>1086</text:p>
          </table:table-cell>
          <table:table-cell table:formula="of:=CONCATENATE(&quot;if(ch == QChar(&quot;;[.C49];&quot;)){ch = QChar(&quot;;[.F49];&quot;);};&quot;)" office:value-type="string" office:string-value="if(ch == QChar(238)){ch = QChar(1086);};" calcext:value-type="string">
            <text:p>if(ch == QChar(238)){ch = QChar(1086);};</text:p>
          </table:table-cell>
          <table:table-cell table:formula="of:=CONCATENATE(&quot;if(ch == QChar(&quot;;[.F49];&quot;)){ch = QChar(&quot;;[.C49];&quot;);};&quot;)" office:value-type="string" office:string-value="if(ch == QChar(1086)){ch = QChar(238);};" calcext:value-type="string">
            <text:p>if(ch == QChar(1086)){ch = QChar(238);};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table:style-name="ce2" office:value-type="string" calcext:value-type="string">
            <text:p>00EF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DF</text:p>
          </table:table-cell>
          <table:table-cell table:style-name="ce5" office:value-type="string" calcext:value-type="string">
            <text:p>043F</text:p>
          </table:table-cell>
          <table:table-cell office:value-type="float" office:value="1087" calcext:value-type="float">
            <text:p>1087</text:p>
          </table:table-cell>
          <table:table-cell table:formula="of:=CONCATENATE(&quot;if(ch == QChar(&quot;;[.C50];&quot;)){ch = QChar(&quot;;[.F50];&quot;);};&quot;)" office:value-type="string" office:string-value="if(ch == QChar(239)){ch = QChar(1087);};" calcext:value-type="string">
            <text:p>if(ch == QChar(239)){ch = QChar(1087);};</text:p>
          </table:table-cell>
          <table:table-cell table:formula="of:=CONCATENATE(&quot;if(ch == QChar(&quot;;[.F50];&quot;)){ch = QChar(&quot;;[.C50];&quot;);};&quot;)" office:value-type="string" office:string-value="if(ch == QChar(1087)){ch = QChar(239);};" calcext:value-type="string">
            <text:p>if(ch == QChar(1087)){ch = QChar(239);};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style-name="ce2" office:value-type="string" calcext:value-type="string">
            <text:p>00F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0</text:p>
          </table:table-cell>
          <table:table-cell table:style-name="ce5" office:value-type="float" office:value="440" calcext:value-type="float">
            <text:p>440</text:p>
          </table:table-cell>
          <table:table-cell office:value-type="float" office:value="1088" calcext:value-type="float">
            <text:p>1088</text:p>
          </table:table-cell>
          <table:table-cell table:formula="of:=CONCATENATE(&quot;if(ch == QChar(&quot;;[.C51];&quot;)){ch = QChar(&quot;;[.F51];&quot;);};&quot;)" office:value-type="string" office:string-value="if(ch == QChar(240)){ch = QChar(1088);};" calcext:value-type="string">
            <text:p>if(ch == QChar(240)){ch = QChar(1088);};</text:p>
          </table:table-cell>
          <table:table-cell table:formula="of:=CONCATENATE(&quot;if(ch == QChar(&quot;;[.F51];&quot;)){ch = QChar(&quot;;[.C51];&quot;);};&quot;)" office:value-type="string" office:string-value="if(ch == QChar(1088)){ch = QChar(240);};" calcext:value-type="string">
            <text:p>if(ch == QChar(1088)){ch = QChar(240);};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style-name="ce2" office:value-type="string" calcext:value-type="string">
            <text:p>00F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1</text:p>
          </table:table-cell>
          <table:table-cell table:style-name="ce5" office:value-type="float" office:value="441" calcext:value-type="float">
            <text:p>441</text:p>
          </table:table-cell>
          <table:table-cell office:value-type="float" office:value="1089" calcext:value-type="float">
            <text:p>1089</text:p>
          </table:table-cell>
          <table:table-cell table:formula="of:=CONCATENATE(&quot;if(ch == QChar(&quot;;[.C52];&quot;)){ch = QChar(&quot;;[.F52];&quot;);};&quot;)" office:value-type="string" office:string-value="if(ch == QChar(241)){ch = QChar(1089);};" calcext:value-type="string">
            <text:p>if(ch == QChar(241)){ch = QChar(1089);};</text:p>
          </table:table-cell>
          <table:table-cell table:formula="of:=CONCATENATE(&quot;if(ch == QChar(&quot;;[.F52];&quot;)){ch = QChar(&quot;;[.C52];&quot;);};&quot;)" office:value-type="string" office:string-value="if(ch == QChar(1089)){ch = QChar(241);};" calcext:value-type="string">
            <text:p>if(ch == QChar(1089)){ch = QChar(241);};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2" office:value-type="string" calcext:value-type="string">
            <text:p>00F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2</text:p>
          </table:table-cell>
          <table:table-cell table:style-name="ce5" office:value-type="float" office:value="442" calcext:value-type="float">
            <text:p>442</text:p>
          </table:table-cell>
          <table:table-cell office:value-type="float" office:value="1090" calcext:value-type="float">
            <text:p>1090</text:p>
          </table:table-cell>
          <table:table-cell table:formula="of:=CONCATENATE(&quot;if(ch == QChar(&quot;;[.C53];&quot;)){ch = QChar(&quot;;[.F53];&quot;);};&quot;)" office:value-type="string" office:string-value="if(ch == QChar(242)){ch = QChar(1090);};" calcext:value-type="string">
            <text:p>if(ch == QChar(242)){ch = QChar(1090);};</text:p>
          </table:table-cell>
          <table:table-cell table:formula="of:=CONCATENATE(&quot;if(ch == QChar(&quot;;[.F53];&quot;)){ch = QChar(&quot;;[.C53];&quot;);};&quot;)" office:value-type="string" office:string-value="if(ch == QChar(1090)){ch = QChar(242);};" calcext:value-type="string">
            <text:p>if(ch == QChar(1090)){ch = QChar(242);};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style-name="ce2" office:value-type="string" calcext:value-type="string">
            <text:p>00F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3</text:p>
          </table:table-cell>
          <table:table-cell table:style-name="ce5" office:value-type="float" office:value="443" calcext:value-type="float">
            <text:p>443</text:p>
          </table:table-cell>
          <table:table-cell office:value-type="float" office:value="1091" calcext:value-type="float">
            <text:p>1091</text:p>
          </table:table-cell>
          <table:table-cell table:formula="of:=CONCATENATE(&quot;if(ch == QChar(&quot;;[.C54];&quot;)){ch = QChar(&quot;;[.F54];&quot;);};&quot;)" office:value-type="string" office:string-value="if(ch == QChar(243)){ch = QChar(1091);};" calcext:value-type="string">
            <text:p>if(ch == QChar(243)){ch = QChar(1091);};</text:p>
          </table:table-cell>
          <table:table-cell table:formula="of:=CONCATENATE(&quot;if(ch == QChar(&quot;;[.F54];&quot;)){ch = QChar(&quot;;[.C54];&quot;);};&quot;)" office:value-type="string" office:string-value="if(ch == QChar(1091)){ch = QChar(243);};" calcext:value-type="string">
            <text:p>if(ch == QChar(1091)){ch = QChar(243);};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style-name="ce2" office:value-type="string" calcext:value-type="string">
            <text:p>00F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4</text:p>
          </table:table-cell>
          <table:table-cell table:style-name="ce5" office:value-type="float" office:value="444" calcext:value-type="float">
            <text:p>444</text:p>
          </table:table-cell>
          <table:table-cell office:value-type="float" office:value="1092" calcext:value-type="float">
            <text:p>1092</text:p>
          </table:table-cell>
          <table:table-cell table:formula="of:=CONCATENATE(&quot;if(ch == QChar(&quot;;[.C55];&quot;)){ch = QChar(&quot;;[.F55];&quot;);};&quot;)" office:value-type="string" office:string-value="if(ch == QChar(244)){ch = QChar(1092);};" calcext:value-type="string">
            <text:p>if(ch == QChar(244)){ch = QChar(1092);};</text:p>
          </table:table-cell>
          <table:table-cell table:formula="of:=CONCATENATE(&quot;if(ch == QChar(&quot;;[.F55];&quot;)){ch = QChar(&quot;;[.C55];&quot;);};&quot;)" office:value-type="string" office:string-value="if(ch == QChar(1092)){ch = QChar(244);};" calcext:value-type="string">
            <text:p>if(ch == QChar(1092)){ch = QChar(244);};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table:style-name="ce2" office:value-type="string" calcext:value-type="string">
            <text:p>00F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5</text:p>
          </table:table-cell>
          <table:table-cell table:style-name="ce5" office:value-type="float" office:value="445" calcext:value-type="float">
            <text:p>445</text:p>
          </table:table-cell>
          <table:table-cell office:value-type="float" office:value="1093" calcext:value-type="float">
            <text:p>1093</text:p>
          </table:table-cell>
          <table:table-cell table:formula="of:=CONCATENATE(&quot;if(ch == QChar(&quot;;[.C56];&quot;)){ch = QChar(&quot;;[.F56];&quot;);};&quot;)" office:value-type="string" office:string-value="if(ch == QChar(245)){ch = QChar(1093);};" calcext:value-type="string">
            <text:p>if(ch == QChar(245)){ch = QChar(1093);};</text:p>
          </table:table-cell>
          <table:table-cell table:formula="of:=CONCATENATE(&quot;if(ch == QChar(&quot;;[.F56];&quot;)){ch = QChar(&quot;;[.C56];&quot;);};&quot;)" office:value-type="string" office:string-value="if(ch == QChar(1093)){ch = QChar(245);};" calcext:value-type="string">
            <text:p>if(ch == QChar(1093)){ch = QChar(245);};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table:style-name="ce2" office:value-type="string" calcext:value-type="string">
            <text:p>00F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6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1094" calcext:value-type="float">
            <text:p>1094</text:p>
          </table:table-cell>
          <table:table-cell table:formula="of:=CONCATENATE(&quot;if(ch == QChar(&quot;;[.C57];&quot;)){ch = QChar(&quot;;[.F57];&quot;);};&quot;)" office:value-type="string" office:string-value="if(ch == QChar(246)){ch = QChar(1094);};" calcext:value-type="string">
            <text:p>if(ch == QChar(246)){ch = QChar(1094);};</text:p>
          </table:table-cell>
          <table:table-cell table:formula="of:=CONCATENATE(&quot;if(ch == QChar(&quot;;[.F57];&quot;)){ch = QChar(&quot;;[.C57];&quot;);};&quot;)" office:value-type="string" office:string-value="if(ch == QChar(1094)){ch = QChar(246);};" calcext:value-type="string">
            <text:p>if(ch == QChar(1094)){ch = QChar(246);};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table:style-name="ce2" office:value-type="string" calcext:value-type="string">
            <text:p>00F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7</text:p>
          </table:table-cell>
          <table:table-cell table:style-name="ce5" office:value-type="float" office:value="447" calcext:value-type="float">
            <text:p>447</text:p>
          </table:table-cell>
          <table:table-cell office:value-type="float" office:value="1095" calcext:value-type="float">
            <text:p>1095</text:p>
          </table:table-cell>
          <table:table-cell table:formula="of:=CONCATENATE(&quot;if(ch == QChar(&quot;;[.C58];&quot;)){ch = QChar(&quot;;[.F58];&quot;);};&quot;)" office:value-type="string" office:string-value="if(ch == QChar(247)){ch = QChar(1095);};" calcext:value-type="string">
            <text:p>if(ch == QChar(247)){ch = QChar(1095);};</text:p>
          </table:table-cell>
          <table:table-cell table:formula="of:=CONCATENATE(&quot;if(ch == QChar(&quot;;[.F58];&quot;)){ch = QChar(&quot;;[.C58];&quot;);};&quot;)" office:value-type="string" office:string-value="if(ch == QChar(1095)){ch = QChar(247);};" calcext:value-type="string">
            <text:p>if(ch == QChar(1095)){ch = QChar(247);};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table:style-name="ce2" office:value-type="string" calcext:value-type="string">
            <text:p>00F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8</text:p>
          </table:table-cell>
          <table:table-cell table:style-name="ce5" office:value-type="float" office:value="448" calcext:value-type="float">
            <text:p>448</text:p>
          </table:table-cell>
          <table:table-cell office:value-type="float" office:value="1096" calcext:value-type="float">
            <text:p>1096</text:p>
          </table:table-cell>
          <table:table-cell table:formula="of:=CONCATENATE(&quot;if(ch == QChar(&quot;;[.C59];&quot;)){ch = QChar(&quot;;[.F59];&quot;);};&quot;)" office:value-type="string" office:string-value="if(ch == QChar(248)){ch = QChar(1096);};" calcext:value-type="string">
            <text:p>if(ch == QChar(248)){ch = QChar(1096);};</text:p>
          </table:table-cell>
          <table:table-cell table:formula="of:=CONCATENATE(&quot;if(ch == QChar(&quot;;[.F59];&quot;)){ch = QChar(&quot;;[.C59];&quot;);};&quot;)" office:value-type="string" office:string-value="if(ch == QChar(1096)){ch = QChar(248);};" calcext:value-type="string">
            <text:p>if(ch == QChar(1096)){ch = QChar(248);};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table:style-name="ce2" office:value-type="string" calcext:value-type="string">
            <text:p>00F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9</text:p>
          </table:table-cell>
          <table:table-cell table:style-name="ce5" office:value-type="float" office:value="449" calcext:value-type="float">
            <text:p>449</text:p>
          </table:table-cell>
          <table:table-cell office:value-type="float" office:value="1097" calcext:value-type="float">
            <text:p>1097</text:p>
          </table:table-cell>
          <table:table-cell table:formula="of:=CONCATENATE(&quot;if(ch == QChar(&quot;;[.C60];&quot;)){ch = QChar(&quot;;[.F60];&quot;);};&quot;)" office:value-type="string" office:string-value="if(ch == QChar(249)){ch = QChar(1097);};" calcext:value-type="string">
            <text:p>if(ch == QChar(249)){ch = QChar(1097);};</text:p>
          </table:table-cell>
          <table:table-cell table:formula="of:=CONCATENATE(&quot;if(ch == QChar(&quot;;[.F60];&quot;)){ch = QChar(&quot;;[.C60];&quot;);};&quot;)" office:value-type="string" office:string-value="if(ch == QChar(1097)){ch = QChar(249);};" calcext:value-type="string">
            <text:p>if(ch == QChar(1097)){ch = QChar(249);};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ce2" office:value-type="string" calcext:value-type="string">
            <text:p>00F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A</text:p>
          </table:table-cell>
          <table:table-cell table:style-name="ce5" office:value-type="string" calcext:value-type="string">
            <text:p>044A</text:p>
          </table:table-cell>
          <table:table-cell office:value-type="float" office:value="1098" calcext:value-type="float">
            <text:p>1098</text:p>
          </table:table-cell>
          <table:table-cell table:formula="of:=CONCATENATE(&quot;if(ch == QChar(&quot;;[.C61];&quot;)){ch = QChar(&quot;;[.F61];&quot;);};&quot;)" office:value-type="string" office:string-value="if(ch == QChar(250)){ch = QChar(1098);};" calcext:value-type="string">
            <text:p>if(ch == QChar(250)){ch = QChar(1098);};</text:p>
          </table:table-cell>
          <table:table-cell table:formula="of:=CONCATENATE(&quot;if(ch == QChar(&quot;;[.F61];&quot;)){ch = QChar(&quot;;[.C61];&quot;);};&quot;)" office:value-type="string" office:string-value="if(ch == QChar(1098)){ch = QChar(250);};" calcext:value-type="string">
            <text:p>if(ch == QChar(1098)){ch = QChar(250);};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table:style-name="ce2" office:value-type="string" calcext:value-type="string">
            <text:p>00FB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</text:p>
          </table:table-cell>
          <table:table-cell table:style-name="ce5" office:value-type="string" calcext:value-type="string">
            <text:p>044B</text:p>
          </table:table-cell>
          <table:table-cell office:value-type="float" office:value="1099" calcext:value-type="float">
            <text:p>1099</text:p>
          </table:table-cell>
          <table:table-cell table:formula="of:=CONCATENATE(&quot;if(ch == QChar(&quot;;[.C62];&quot;)){ch = QChar(&quot;;[.F62];&quot;);};&quot;)" office:value-type="string" office:string-value="if(ch == QChar(251)){ch = QChar(1099);};" calcext:value-type="string">
            <text:p>if(ch == QChar(251)){ch = QChar(1099);};</text:p>
          </table:table-cell>
          <table:table-cell table:formula="of:=CONCATENATE(&quot;if(ch == QChar(&quot;;[.F62];&quot;)){ch = QChar(&quot;;[.C62];&quot;);};&quot;)" office:value-type="string" office:string-value="if(ch == QChar(1099)){ch = QChar(251);};" calcext:value-type="string">
            <text:p>if(ch == QChar(1099)){ch = QChar(251);};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style-name="ce2" office:value-type="string" calcext:value-type="string">
            <text:p>00FC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C</text:p>
          </table:table-cell>
          <table:table-cell table:style-name="ce5" office:value-type="string" calcext:value-type="string">
            <text:p>044C</text:p>
          </table:table-cell>
          <table:table-cell office:value-type="float" office:value="1100" calcext:value-type="float">
            <text:p>1100</text:p>
          </table:table-cell>
          <table:table-cell table:formula="of:=CONCATENATE(&quot;if(ch == QChar(&quot;;[.C63];&quot;)){ch = QChar(&quot;;[.F63];&quot;);};&quot;)" office:value-type="string" office:string-value="if(ch == QChar(252)){ch = QChar(1100);};" calcext:value-type="string">
            <text:p>if(ch == QChar(252)){ch = QChar(1100);};</text:p>
          </table:table-cell>
          <table:table-cell table:formula="of:=CONCATENATE(&quot;if(ch == QChar(&quot;;[.F63];&quot;)){ch = QChar(&quot;;[.C63];&quot;);};&quot;)" office:value-type="string" office:string-value="if(ch == QChar(1100)){ch = QChar(252);};" calcext:value-type="string">
            <text:p>if(ch == QChar(1100)){ch = QChar(252);};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0FD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D</text:p>
          </table:table-cell>
          <table:table-cell table:style-name="ce5" office:value-type="string" calcext:value-type="string">
            <text:p>044D</text:p>
          </table:table-cell>
          <table:table-cell office:value-type="float" office:value="1101" calcext:value-type="float">
            <text:p>1101</text:p>
          </table:table-cell>
          <table:table-cell table:formula="of:=CONCATENATE(&quot;if(ch == QChar(&quot;;[.C64];&quot;)){ch = QChar(&quot;;[.F64];&quot;);};&quot;)" office:value-type="string" office:string-value="if(ch == QChar(253)){ch = QChar(1101);};" calcext:value-type="string">
            <text:p>if(ch == QChar(253)){ch = QChar(1101);};</text:p>
          </table:table-cell>
          <table:table-cell table:formula="of:=CONCATENATE(&quot;if(ch == QChar(&quot;;[.F64];&quot;)){ch = QChar(&quot;;[.C64];&quot;);};&quot;)" office:value-type="string" office:string-value="if(ch == QChar(1101)){ch = QChar(253);};" calcext:value-type="string">
            <text:p>if(ch == QChar(1101)){ch = QChar(253);};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table:style-name="ce2" office:value-type="string" calcext:value-type="string">
            <text:p>00F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E</text:p>
          </table:table-cell>
          <table:table-cell table:style-name="ce5" office:value-type="string" calcext:value-type="string">
            <text:p>044E</text:p>
          </table:table-cell>
          <table:table-cell office:value-type="float" office:value="1102" calcext:value-type="float">
            <text:p>1102</text:p>
          </table:table-cell>
          <table:table-cell table:formula="of:=CONCATENATE(&quot;if(ch == QChar(&quot;;[.C65];&quot;)){ch = QChar(&quot;;[.F65];&quot;);};&quot;)" office:value-type="string" office:string-value="if(ch == QChar(254)){ch = QChar(1102);};" calcext:value-type="string">
            <text:p>if(ch == QChar(254)){ch = QChar(1102);};</text:p>
          </table:table-cell>
          <table:table-cell table:formula="of:=CONCATENATE(&quot;if(ch == QChar(&quot;;[.F65];&quot;)){ch = QChar(&quot;;[.C65];&quot;);};&quot;)" office:value-type="string" office:string-value="if(ch == QChar(1102)){ch = QChar(254);};" calcext:value-type="string">
            <text:p>if(ch == QChar(1102)){ch = QChar(254);};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style-name="ce2" office:value-type="string" calcext:value-type="string">
            <text:p>00FF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</text:p>
          </table:table-cell>
          <table:table-cell table:style-name="ce5" office:value-type="string" calcext:value-type="string">
            <text:p>044F</text:p>
          </table:table-cell>
          <table:table-cell office:value-type="float" office:value="1103" calcext:value-type="float">
            <text:p>1103</text:p>
          </table:table-cell>
          <table:table-cell table:formula="of:=CONCATENATE(&quot;if(ch == QChar(&quot;;[.C66];&quot;)){ch = QChar(&quot;;[.F66];&quot;);};&quot;)" office:value-type="string" office:string-value="if(ch == QChar(255)){ch = QChar(1103);};" calcext:value-type="string">
            <text:p>if(ch == QChar(255)){ch = QChar(1103);};</text:p>
          </table:table-cell>
          <table:table-cell table:formula="of:=CONCATENATE(&quot;if(ch == QChar(&quot;;[.F66];&quot;)){ch = QChar(&quot;;[.C66];&quot;);};&quot;)" office:value-type="string" office:string-value="if(ch == QChar(1103)){ch = QChar(255);};" calcext:value-type="string">
            <text:p>if(ch == QChar(1103)){ch = QChar(255);};</text:p>
          </table:table-cell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 style:data-style-name="N2" text:time-value="19:51:22.2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31S</meta:editing-duration>
    <meta:editing-cycles>10</meta:editing-cycles>
    <meta:generator>LibreOffice/4.2.4.2$Windows_x86 LibreOffice_project/63150712c6d317d27ce2db16eb94c2f3d7b699f8</meta:generator>
    <dc:date>2014-06-14T20:11:24.865000000</dc:date>
    <meta:document-statistic meta:table-count="1" meta:cell-count="522" meta:object-count="0"/>
    <meta:user-defined meta:name="Info 1"/>
    <meta:user-defined meta:name="Info 2"/>
    <meta:user-defined meta:name="Info 3"/>
    <meta:user-defined meta:name="Info 4"/>
  </office:meta>
</office:document-meta>
</file>